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4851840246731929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2924670268735754655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2821071994306382251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8334257665728202728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4163859197594690499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4153576289896030698" text:style-name="L6">
        <text:list-item>
          <text:p text:style-name="P6">Hoe voeg je een Javascript-file toe aan je HTML-file?</text:p>
          <text:p text:style-name="P6"/>
        </text:list-item>
      </text:list>
      <text:list xml:id="list2331005446051393876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580119086014489353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4535424754592583857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2585767068535059939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9140427064949710916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5879395746809591614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7735662464229243849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list xml:id="list323113931525185842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3418453757229002220" text:style-name="L15">
        <text:list-item>
          <text:p text:style-name="P15">3hello</text:p>
        </text:list-item>
      </text:list>
      <text:list xml:id="list6828256004010187633" text:style-name="L16">
        <text:list-item>
          <text:p text:style-name="P16">hello_world&lt;-</text:p>
          <text:p text:style-name="P16"/>
        </text:list-item>
      </text:list>
      <text:list xml:id="list3973071199797867790" text:style-name="L17">
        <text:list-item>
          <text:p text:style-name="P17">Wat is een syntactische fout?</text:p>
        </text:list-item>
      </text:list>
      <text:p text:style-name="Standard"><text:s/><text:tab/>Synactisch fout is fout dat je iets verkeert tiept voorbeeld hallo wereld heb je hskko wrrrld.</text:p>
      <text:list xml:id="list29732389" text:continue-numbering="true" text:style-name="L17">
        <text:list-header>
          <text:p text:style-name="P17"/>
        </text:list-header>
      </text:list>
      <text:list xml:id="list1560027483347189158" text:style-name="L18">
        <text:list-item>
          <text:p text:style-name="P18">Wat is een semantische fout?</text:p>
          <text:p text:style-name="P18">Sematische fout is dat het code prima werkt maar dat je niet semantish is geschreven.</text:p>
          <text:p text:style-name="P18"/>
        </text:list-item>
      </text:list>
      <text:p text:style-name="Standard"/>
      <text:p text:style-name="Standard"><text:soft-page-break/></text:p>
      <text:list xml:id="list2738777997449212034" text:style-name="L19">
        <text:list-item>
          <text:p text:style-name="P19">Leg het verschil uit tussen een syntactische en een semantische fout.</text:p>
          <text:p text:style-name="P19">Verschil is dat ene is tiep fout en andere is fout die werkt maar niet mooi uitziet.</text:p>
          <text:p text:style-name="P19"/>
          <text:p text:style-name="P19"/>
        </text:list-item>
      </text:list>
      <text:list xml:id="list8847706636222326181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2065419024497719474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2248751777423143545" text:style-name="L22">
        <text:list-item>
          <text:p text:style-name="P22">Leg het verschil uit tussen console.log(“herder”) en console.log(herder).</text:p>
          <text:p text:style-name="P22">Ene print het woord herder en andere print het variable/const herder</text:p>
          <text:p text:style-name="P22"/>
          <text:p text:style-name="P22"/>
        </text:list-item>
      </text:list>
      <text:list xml:id="list8540850053866367196" text:style-name="L23">
        <text:list-item>
          <text:p text:style-name="P23">Wat is een “legacy problem”?</text:p>
          <text:p text:style-name="P23">Dat is een probleem die oude software/packages krijgt wanneer het niet meer supported is.</text:p>
          <text:p text:style-name="P23"/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1390330678894806221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7353679673081653546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5250101256473660556" text:style-name="L26">
        <text:list-item>
          <text:p text:style-name="P26">Wat is een operator?</text:p>
          <text:p text:style-name="P26"/>
          <text:p text:style-name="P26"/>
        </text:list-item>
      </text:list>
      <text:list xml:id="list4325922273777896187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2366748313350519295" text:style-name="L28">
        <text:list-item>
          <text:p text:style-name="P28">Wat verschijnt er in de console?</text:p>
          <text:p text:style-name="P28">20</text:p>
        </text:list-item>
      </text:list>
      <text:p text:style-name="Standard"/>
      <text:list xml:id="list1137526489074828014" text:style-name="L29">
        <text:list-item>
          <text:p text:style-name="P29">Wat verschijnt er in de console?</text:p>
          <text:p text:style-name="P29">75</text:p>
        </text:list-item>
      </text:list>
      <text:p text:style-name="Standard"/>
      <text:list xml:id="list5033869928895312493" text:style-name="L30">
        <text:list-item>
          <text:p text:style-name="P30">Wat verschijnt er in de console?</text:p>
          <text:p text:style-name="P30">True</text:p>
          <text:p text:style-name="P30"><text:soft-page-break/></text:p>
        </text:list-item>
      </text:list>
      <text:p text:style-name="Standard"/>
      <text:list xml:id="list3759976212303494517" text:style-name="L31">
        <text:list-item>
          <text:p text:style-name="P31">Wat verschijnt er in de console?</text:p>
          <text:p text:style-name="P31">-10</text:p>
        </text:list-item>
      </text:list>
      <text:p text:style-name="Standard"/>
      <text:list xml:id="list2027217700936338058" text:style-name="L32">
        <text:list-item>
          <text:p text:style-name="P32">Wat verschijnt er in de console?</text:p>
          <text:p text:style-name="P32">False</text:p>
        </text:list-item>
      </text:list>
      <text:p text:style-name="Standard"/>
      <text:list xml:id="list8013754867969433535" text:style-name="L33">
        <text:list-item>
          <text:p text:style-name="P33">Wat verschijnt er in de console?</text:p>
          <text:p text:style-name="P33">False</text:p>
        </text:list-item>
      </text:list>
      <text:p text:style-name="Standard"/>
      <text:list xml:id="list7126892842948363138" text:style-name="L34">
        <text:list-item>
          <text:p text:style-name="P34">Wat verschijnt er in de console?</text:p>
          <text:p text:style-name="P34">True</text:p>
        </text:list-item>
      </text:list>
      <text:p text:style-name="Standard"/>
      <text:list xml:id="list639575110144624958" text:style-name="L35">
        <text:list-item>
          <text:p text:style-name="P35">Wat verschijnt er in de console?</text:p>
        </text:list-item>
      </text:list>
      <text:p text:style-name="Standard"><text:tab/>-10</text:p>
      <text:p text:style-name="Standard"/>
      <text:list xml:id="list3799748215134675067" text:style-name="L36">
        <text:list-item>
          <text:p text:style-name="P36">Wat verschijnt er in de console?</text:p>
          <text:p text:style-name="P36">6</text:p>
        </text:list-item>
      </text:list>
      <text:p text:style-name="Standard"/>
      <text:list xml:id="list5444891240605012606" text:style-name="L37">
        <text:list-item>
          <text:p text:style-name="P37">Wat verschijnt er in de console?</text:p>
          <text:p text:style-name="P37">75</text:p>
        </text:list-item>
      </text:list>
      <text:p text:style-name="Standard"/>
      <text:list xml:id="list6625552327321506492" text:style-name="L38">
        <text:list-item>
          <text:p text:style-name="P38">Wat verschijnt er in de console?</text:p>
          <text:p text:style-name="P38">6</text:p>
        </text:list-item>
      </text:list>
      <text:p text:style-name="Standard"/>
      <text:list xml:id="list7903887595670366103" text:style-name="L39">
        <text:list-item>
          <text:p text:style-name="P39">Wat is “operator precedence”? Geef een voorbeeld met code waarbij je “precedence” in actie ziet.</text:p>
          <text:p text:style-name="P39"/>
        </text:list-item>
      </text:list>
      <text:list xml:id="list9204050258964447927" text:style-name="L40">
        <text:list-item>
          <text:p text:style-name="P40">Wat is de “operator precedence” van “Addition”?</text:p>
          <text:p text:style-name="P40"/>
        </text:list-item>
      </text:list>
      <text:list xml:id="list6536141444863361267" text:style-name="L41">
        <text:list-item>
          <text:p text:style-name="P41">Wat is de “operator precedence” van “void”?</text:p>
          <text:p text:style-name="P41"/>
        </text:list-item>
      </text:list>
      <text:list xml:id="list2828624167947623745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><text:soft-page-break/></text:p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<text:soft-page-break/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38M57S</meta:editing-duration>
    <meta:editing-cycles>27</meta:editing-cycles>
    <meta:generator>OpenOffice/4.1.13$Win32 OpenOffice.org_project/4113m1$Build-9810</meta:generator>
    <dc:date>2022-12-05T09:49:21.40</dc:date>
    <meta:document-statistic meta:table-count="0" meta:image-count="0" meta:object-count="0" meta:page-count="5" meta:paragraph-count="158" meta:word-count="1246" meta:character-count="6862"/>
    <meta:user-defined meta:name="Info 1"/>
    <meta:user-defined meta:name="Info 2"/>
    <meta:user-defined meta:name="Info 3"/>
    <meta:user-defined meta:name="Info 4"/>
  </office:meta>
</office:document-meta>
</file>